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draw:auto-grow-height="true" fo:min-height="2.629cm"/>
    </style:style>
    <style:style style:name="pr15" style:family="presentation" style:parent-style-name="Default_20_1_5f_-outline1">
      <style:graphic-properties fo:min-height="8.884cm"/>
    </style:style>
    <style:style style:name="pr16" style:family="presentation" style:parent-style-name="Default_20_1_5f_-notes">
      <style:graphic-properties draw:fill-color="#ffffff" fo:min-height="13.364cm"/>
    </style:style>
    <style:style style:name="pr17" style:family="presentation" style:parent-style-name="Default_20_2-title">
      <style:graphic-properties fo:min-height="4.5cm"/>
    </style:style>
    <style:style style:name="pr18" style:family="presentation" style:parent-style-name="Default_20_2-outline1">
      <style:graphic-properties fo:min-height="4.413cm"/>
    </style:style>
    <style:style style:name="pr19" style:family="presentation" style:parent-style-name="Default_20_2-notes">
      <style:graphic-properties draw:fill-color="#ffffff" fo:min-height="13.364cm"/>
    </style:style>
    <style:style style:name="pr20" style:family="presentation" style:parent-style-name="Default_20_3-notes">
      <style:graphic-properties draw:fill-color="#ffffff" draw:auto-grow-height="true" fo:min-height="13.364cm"/>
    </style:style>
    <style:style style:name="pr21"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text-properties fo:font-weight="normal" style:font-weight-asian="normal" style:font-weight-complex="normal"/>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text-properties fo:font-style="italic" style:font-style-asian="italic" style:font-style-complex="italic"/>
    </style:style>
    <style:style style:name="P13" style:family="paragraph">
      <loext:graphic-properties draw:fill="none" draw:fill-color="#ffffff"/>
      <style:paragraph-properties fo:text-align="center"/>
      <style:text-properties style:font-name="LM Mono 9" fo:font-size="20pt" style:font-size-asian="20pt" style:font-size-complex="20pt"/>
    </style:style>
    <style:style style:name="P14" style:family="paragraph">
      <style:paragraph-properties fo:margin-left="0cm" fo:margin-right="0cm" fo:margin-top="0.406cm" fo:margin-bottom="0cm" fo:text-indent="0cm"/>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style:font-name="Source Sans Pro3" fo:font-style="italic" style:font-style-asian="italic" style:font-style-complex="italic"/>
    </style:style>
    <style:style style:name="T7" style:family="text">
      <style:text-properties style:font-name="Source Sans Pro3"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7d9029" fo:font-weight="normal" style:font-weight-asian="normal" style:font-weight-complex="normal"/>
    </style:style>
    <style:style style:name="T11" style:family="text">
      <style:text-properties fo:color="#ba2121" fo:font-weight="normal" style:font-weight-asian="normal" style:font-weight-complex="normal"/>
    </style:style>
    <style:style style:name="T12" style:family="text">
      <style:text-properties fo:color="#408080" fo:font-style="italic" fo:font-weight="normal" style:font-style-asian="italic" style:font-weight-asian="normal" style:font-style-complex="italic" style:font-weight-complex="normal"/>
    </style:style>
    <style:style style:name="T13" style:family="text">
      <style:text-properties fo:color="#008000" style:font-name="Source Sans Pro3" fo:font-size="24pt" fo:font-weight="normal" style:font-size-asian="24pt" style:font-weight-asian="normal" style:font-size-complex="24pt" style:font-weight-complex="normal"/>
    </style:style>
    <style:style style:name="T14" style:family="text">
      <style:text-properties style:font-name="Source Sans Pro3" fo:font-size="24pt" fo:font-weight="normal" style:font-size-asian="24pt" style:font-weight-asian="normal" style:font-size-complex="24pt" style:font-weight-complex="normal"/>
    </style:style>
    <style:style style:name="T15" style:family="text">
      <style:text-properties fo:color="#7d9029" style:font-name="Source Sans Pro3" fo:font-size="24pt" fo:font-weight="normal" style:font-size-asian="24pt" style:font-weight-asian="normal" style:font-size-complex="24pt" style:font-weight-complex="normal"/>
    </style:style>
    <style:style style:name="T16" style:family="text">
      <style:text-properties fo:color="#ba2121" style:font-name="Source Sans Pro3" fo:font-size="24pt" fo:font-weight="normal" style:font-size-asian="24pt" style:font-weight-asian="normal" style:font-size-complex="24pt" style:font-weight-complex="normal"/>
    </style:style>
    <style:style style:name="T17"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fo:color="#008000" style:font-name="Source Sans Pro3" fo:font-size="24pt" fo:font-weight="bold" style:font-size-asian="24pt" style:font-weight-asian="bold" style:font-size-complex="24pt" style:font-weight-complex="bold"/>
    </style:style>
    <style:style style:name="T19" style:family="text">
      <style:text-properties fo:color="#000000" style:font-name="Source Sans Pro3" fo:font-size="24pt" fo:font-weight="normal" style:font-size-asian="24pt" style:font-weight-asian="normal" style:font-size-complex="24pt" style:font-weight-complex="normal"/>
    </style:style>
    <style:style style:name="T20" style:family="text">
      <style:text-properties fo:font-style="italic" style:font-size-asian="32pt" style:font-size-complex="32pt"/>
    </style:style>
    <style:style style:name="T21" style:family="text">
      <style:text-properties fo:font-style="normal" fo:font-weight="normal" style:font-size-asian="32pt" style:font-style-asian="normal" style:font-weight-asian="normal" style:font-size-complex="32pt" style:font-style-complex="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fo:font-style="normal" style:font-style-asian="normal" style:font-style-complex="normal"/>
    </style:style>
    <style:style style:name="T25" style:family="text">
      <style:text-properties style:font-name="LM Mono 9" fo:font-size="20pt" style:font-size-asian="20pt" style:font-size-complex="20pt"/>
    </style:style>
    <style:style style:name="T26"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0" style:family="text">
      <style:text-properties style:font-name="Source Code Pro" fo:font-style="normal" style:font-style-asian="normal" style:font-style-complex="normal"/>
    </style:style>
    <style:style style:name="T31" style:family="text">
      <style:text-properties style:font-name="Source Code Pro"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It takes a description (known as a </text:span><text:span text:style-name="T6">profile</text:span><text:span text:style-name="T7">)...</text:span></text:p>
              </text:list-item>
              <text:list-item>
                <text:p><text:span text:style-name="T5">… </text:span><text:span text:style-name="T5">and it </text:span><text:span text:style-name="T6">drives</text:span><text:span text:style-name="T5"> YaST to setup the system</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text-style-name="P8" draw:layer="layout" svg:width="26.168cm" svg:height="10.848cm" svg:x="0.952cm" svg:y="3.89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partitioning</text:span><text:span text:style-name="T9"> </text:span><text:span text:style-name="T10">config:type=</text:span><text:span text:style-name="T11">"list"</text:span><text:span text:style-name="T8">&gt;</text:span></text:p>
            <text:p><text:span text:style-name="T9"><text:s text:c="4"/></text:span><text:span text:style-name="T12">&lt;!-- Partitioning schema --&gt;</text:span></text:p>
            <text:p><text:span text:style-name="T9"><text:s text:c="2"/></text:span><text:span text:style-name="T8">&lt;/partitioning&gt;</text:span></text:p>
            <text:p><text:span text:style-name="T9"><text:s text:c="2"/></text:span><text:span text:style-name="T8">&lt;software&gt;</text:span></text:p>
            <text:p><text:span text:style-name="T9"><text:s text:c="4"/></text:span><text:span text:style-name="T12">&lt;!-- Software selection --&gt;</text:span></text:p>
            <text:p><text:span text:style-name="T9"><text:s text:c="2"/></text:span><text:span text:style-name="T8">&lt;/software&gt;</text:span></text:p>
            <text:p><text:span text:style-name="T9"><text:s text:c="2"/></text:span><text:span text:style-name="T8">&lt;networking&gt;</text:span></text:p>
            <text:p><text:span text:style-name="T9"><text:s text:c="4"/></text:span><text:span text:style-name="T12">&lt;!-- Network configuration --&gt;</text:span></text:p>
            <text:p><text:span text:style-name="T9"><text:s text:c="2"/></text:span><text:span text:style-name="T8">&lt;/networking&gt;</text:span></text:p>
            <text:p><text:span text:style-name="T9"><text:s text:c="2"/></text:span><text:span text:style-name="T8">&lt;scripts&gt;</text:span></text:p>
            <text:p><text:span text:style-name="T9"><text:s text:c="4"/></text:span><text:span text:style-name="T12">&lt;!-- Scripts to be executed pre/during/after installation--&gt;</text:span></text:p>
            <text:p><text:span text:style-name="T9"><text:s text:c="2"/></text:span><text:span text:style-name="T8">&lt;/scripts&gt;</text:span></text:p>
            <text:p><text:span text:style-name="T8">&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text-style-name="P9" draw:layer="layout" svg:width="25.825cm" svg:height="9.442cm" svg:x="1.4cm" svg:y="3.922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users</text:span><text:span text:style-name="T9"> </text:span><text:span text:style-name="T10">config:type=</text:span><text:span text:style-name="T11">"list"</text:span><text:span text:style-name="T8">&gt;</text:span></text:p>
            <text:p><text:span text:style-name="T9"><text:s text:c="4"/></text:span><text:span text:style-name="T8">&lt;user&gt;</text:span></text:p>
            <text:p><text:span text:style-name="T9"><text:s text:c="6"/></text:span><text:span text:style-name="T8">&lt;encrypted</text:span><text:span text:style-name="T9"> </text:span><text:span text:style-name="T10">config:type=</text:span><text:span text:style-name="T11">"boolean"</text:span><text:span text:style-name="T8">&gt;</text:span><text:span text:style-name="T9">false</text:span><text:span text:style-name="T8">&lt;/encrypted&gt;</text:span></text:p>
            <text:p><text:span text:style-name="T9"><text:s text:c="6"/></text:span><text:span text:style-name="T8">&lt;user_password&gt;</text:span><text:span text:style-name="T9">nots3cr3t</text:span><text:span text:style-name="T8">&lt;/user_password&gt;</text:span></text:p>
            <text:p><text:span text:style-name="T9"><text:s text:c="6"/></text:span><text:span text:style-name="T8">&lt;username&gt;</text:span><text:span text:style-name="T9">root</text:span><text:span text:style-name="T8">&lt;/username&gt;</text:span></text:p>
            <text:p><text:span text:style-name="T9"><text:s text:c="4"/></text:span><text:span text:style-name="T8">&lt;/user&gt;</text:span></text:p>
            <text:p><text:span text:style-name="T9"><text:s text:c="2"/></text:span><text:span text:style-name="T8">&lt;/users&gt;</text:span></text:p>
            <text:p><text:span text:style-name="T8">&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5"><text:span text:style-name="T13">&lt;element</text:span><text:span text:style-name="T14"> </text:span><text:span text:style-name="T15">config:type=</text:span><text:span text:style-name="T16">"</text:span><text:span text:style-name="T17">TYPE</text:span><text:span text:style-name="T16">"</text:span><text:span text:style-name="T13">&gt;</text:span><text:span text:style-name="T14">VALUE</text:span><text:span text:style-name="T13">&lt;/element&gt; </text:span></text:p>
            <text:p text:style-name="P10"><text:span text:style-name="T18"/></text:p>
            <text:list text:style-name="L2">
              <text:list-item>
                <text:p><text:span text:style-name="T5">XML using an special attribute to specify the type</text:span></text:p>
              </text:list-item>
              <text:list-item>
                <text:p><text:span text:style-name="T5">Supported types are </text:span><text:span text:style-name="T6">integer</text:span><text:span text:style-name="T5">, </text:span><text:span text:style-name="T6">boolean</text:span><text:span text:style-name="T5">, </text:span><text:span text:style-name="T6">symbol</text:span><text:span text:style-name="T5"> and </text:span><text:span text:style-name="T6">list</text:span></text:p>
              </text:list-item>
              <text:list-item>
                <text:p><text:span text:style-name="T5">Check the documentation</text:span><text:span text:style-name="T3"> to see which type applies</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3">&lt;packages</text:span><text:span text:style-name="T14"> </text:span><text:span text:style-name="T15">config:type=</text:span><text:span text:style-name="T16">"</text:span><text:span text:style-name="T17">list</text:span><text:span text:style-name="T16">"</text:span><text:span text:style-name="T13">&gt;</text:span></text:p>
            <text:p text:style-name="P5"><text:span text:style-name="T13"><text:s text:c="4"/></text:span><text:span text:style-name="T13">&lt;listentry&gt;</text:span><text:span text:style-name="T19">ruby2.5</text:span><text:span text:style-name="T13">&lt;/listentry&gt; </text:span></text:p>
            <text:p text:style-name="P5"><text:span text:style-name="T13"><text:s text:c="4"/></text:span><text:span text:style-name="T13">&lt;listentry&gt;</text:span><text:span text:style-name="T19">git</text:span><text:span text:style-name="T13">&lt;/listentry&gt; </text:span></text:p>
            <text:p text:style-name="P5"><text:span text:style-name="T13">&lt;/packages&gt;</text:span></text:p>
            <text:list text:style-name="L2">
              <text:list-item>
                <text:p><text:span text:style-name="T5">In some cases, </text:span><text:span text:style-name="T6">&lt;listentry&gt;</text:span><text:span text:style-name="T5"> can be replaced with some meaningful name (like </text:span><text:span text:style-name="T6">&lt;user&gt;</text:span><text:span text:style-name="T5">)</text:span></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loning tool</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11"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0">autoyast2</text:span><text:span text:style-name="T21"> package</text:span></text:p>
              </text:list-item>
              <text:list-item>
                <text:p>Start YaST and open the <text:span text:style-name="T22">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11"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AutoYaST imports the profile and installs the system (1<text:span text:style-name="T23">st</text:span> stage)</text:p>
              </text:list-item>
              <text:list-item>
                <text:p>Reboot</text:p>
              </text:list-item>
              <text:list-item>
                <text:p>Additional configuration (2<text:span text:style-name="T23">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12" draw:layer="layout" svg:width="25.199cm" svg:height="6.082cm" svg:x="1.4cm" svg:y="3.685cm" presentation:class="outline" presentation:user-transformed="true">
          <draw:text-box>
            <text:list text:style-name="L2">
              <text:list-item>
                <text:p><text:span text:style-name="T22">autoyast</text:span><text:span text:style-name="T24"> is used to specify the profile URL</text:span></text:p>
              </text:list-item>
              <text:list-item>
                <text:p><text:span text:style-name="T24">Several URL schemas are </text:span><text:span text:style-name="T24"><text:a xlink:href="https://susedoc.github.io/doc-sle/develop/SLES-autoyast/html/Invoking.html#Commandline.ay" xlink:type="simple">supported</text:a></text:span><text:span text:style-name="T24"><text:s/>(file, device, http(s), ftp, nfs, usb, label, etc.)</text:span></text:p>
              </text:list-item>
              <text:list-item>
                <text:p><text:span text:style-name="T24">When network is required, do not forget to add the </text:span><text:span text:style-name="T22">ifcfg</text:span><text:span text:style-name="T24"> option</text:span></text:p>
              </text:list-item>
            </text:list>
          </draw:text-box>
        </draw:frame>
        <draw:frame draw:style-name="gr4" draw:text-style-name="P13" draw:layer="layout" svg:width="26.028cm" svg:height="1.52cm" svg:x="1.014cm" svg:y="10.474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1<text:span text:style-name="T23">st</text:span> Stage: System Installation</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utoYaST reads settings from the profile...</text:p>
              </text:list-item>
              <text:list-item>
                <text:p>… and proposes default values for all missing settings</text:p>
              </text:list-item>
              <text:list-item>
                <text:p text:style-name="P14">Configure several basic settings: language, bootloader, partitioning, etc.</text:p>
              </text:list-item>
              <text:list-item>
                <text:p>Software installation</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2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3">st</text:span> stage</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Before we start</text:p>
          </draw:text-box>
        </draw:frame>
        <draw:frame presentation:style-name="pr13" draw:layer="layout" svg:width="25.199cm" svg:height="9.134cm" svg:x="1.4cm" svg:y="3.685cm" presentation:class="outline">
          <draw:text-box>
            <text:list text:style-name="L2">
              <text:list-item>
                <text:p><text:span text:style-name="T24">Check out the </text:span><text:span text:style-name="T24"><text:a xlink:href="https://susedoc.github.io/doc-sle/develop/opensuse-autoyast/single-html/" xlink:type="simple">AutoYaST draft documentation</text:a></text:span></text:p>
              </text:list-item>
              <text:list-item>
                <text:p><text:span text:style-name="T26">Download the base profile from </text:span><text:span text:style-name="T26"><text:a xlink:href="https://bit.ly/2x7gYWV" xlink:type="simple">https://bit.ly/2x7gYWV</text:a></text:span></text:p>
              </text:list-item>
              <text:list-item>
                <text:p><text:span text:style-name="T26">Get this slides from </text:span><text:span text:style-name="T26"><text:a xlink:href="https://bit.ly/2IPEER1" xlink:type="simple">https://bit.ly/2IPEER1</text:a></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2">&lt;language&gt;</text:span><text:span text:style-name="T24">, </text:span><text:span text:style-name="T22">&lt;keyboard&gt;</text:span><text:span text:style-name="T24"> and </text:span><text:span text:style-name="T22">&lt;timezone&gt;</text:span><text:span text:style-name="T24"> sections allow to set country related configuration</text:span></text:p>
              </text:list-item>
              <text:list-item>
                <text:p><text:span text:style-name="T24">Language uses the ISO code (</text:span><text:span text:style-name="T22">en_US</text:span><text:span text:style-name="T24">, </text:span><text:span text:style-name="T22">cs_CZ</text:span><text:span text:style-name="T24">, etc.)</text:span></text:p>
              </text:list-item>
              <text:list-item>
                <text:p><text:span text:style-name="T24">Keyboard uses values like </text:span><text:span text:style-name="T22">english</text:span><text:span text:style-name="T24">, </text:span><text:span text:style-name="T22">german</text:span><text:span text:style-name="T24">, etc.</text:span></text:p>
              </text:list-item>
              <text:list-item>
                <text:p><text:span text:style-name="T24">Time zone uses the typical name (</text:span><text:span text:style-name="T22">Atlantic/Canary</text:span><text:span text:style-name="T24">)</text:span></text:p>
              </text:list-item>
              <text:list-item>
                <text:p><text:span text:style-name="T24">See </text:span><text:span text:style-name="T2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4">Add the country configuration which fits you</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ext:span text:style-name="T22">&lt;software&gt;</text:span><text:span text:style-name="T24"> defines which software should be installed</text:span></text:p>
              </text:list-item>
              <text:list-item>
                <text:p><text:span text:style-name="T24">The user can specify </text:span><text:span text:style-name="T22">patterns</text:span><text:span text:style-name="T27"> and </text:span><text:span text:style-name="T28">packages</text:span></text:p>
              </text:list-item>
              <text:list-item>
                <text:p><text:span text:style-name="T27">When a package is included in a pattern, it is not listed</text:span></text:p>
              </text:list-item>
              <text:list-item>
                <text:p><text:span text:style-name="T27">See </text:span><text:span text:style-name="T27"><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presentation:user-transformed="true">
          <draw:text-box>
            <text:list text:style-name="L2">
              <text:list-item>
                <text:p><text:span text:style-name="T27">Check your base system patterns</text:span></text:p>
              </text:list-item>
              <text:list-item>
                <text:p><text:span text:style-name="T27">Select your preferred shell and desktop environment</text:span></text:p>
              </text:list-item>
              <text:list-item>
                <text:p><text:span text:style-name="T27">Hint: </text:span><text:span text:style-name="T28">zypper se -t pattern</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ext:span text:style-name="T22">&lt;users&gt;</text:span><text:span text:style-name="T24"> and </text:span><text:span text:style-name="T22">&lt;groups&gt;</text:span><text:span text:style-name="T24"> allow to define users and groups</text:span></text:p>
              </text:list-item>
              <text:list-item>
                <text:p>Only username and password are mandatory</text:p>
              </text:list-item>
              <text:list-item>
                <text:p>Watch out for duplicated IDs</text:p>
              </text:list-item>
              <text:list-item>
                <text:p><text:span text:style-name="T24">See </text:span><text:span text:style-name="T2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draw:frame presentation:style-name="pr7" draw:layer="layout" svg:width="25.199cm" svg:height="2.629cm" svg:x="1.4cm" svg:y="0.628cm" presentation:class="title">
          <draw:text-box>
            <text:p><text:span text:style-name="T29">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4">Add your own user account</text:span></text:p>
              </text:list-item>
              <text:list-item>
                <text:p><text:span text:style-name="T24">Do not forget to adjust the shell to the one you installed</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4"> support has been reimplemented for openSUSE Leap 15.0 (and SUSE Linux Enterprise 15)</text:span></text:p>
              </text:list-item>
              <text:list-item>
                <text:p><text:span text:style-name="T24">It (re)uses the same approach than the new storage layer</text:span></text:p>
              </text:list-item>
              <text:list-item>
                <text:p><text:span text:style-name="T24">When it is not defined, it uses the guided proposal</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4"><text:span text:style-name="T28">&lt;partitioning&gt;</text:span><text:span text:style-name="T27"> defines a </text:span><text:span text:style-name="T28">&lt;drive&gt;</text:span><text:span text:style-name="T27"> section for each device</text:span></text:p>
              </text:list-item>
              <text:list-item>
                <text:p text:style-name="P14"><text:span text:style-name="T27">Each </text:span><text:span text:style-name="T28">&lt;drive&gt;</text:span><text:span text:style-name="T27"> contains a set of partitions</text:span></text:p>
              </text:list-item>
              <text:list-item>
                <text:p><text:span text:style-name="T27">A </text:span><text:span text:style-name="T28">&lt;drive&gt;</text:span><text:span text:style-name="T27"> can be a physical drive or a logical one (like an LVM volume group)</text:span></text:p>
              </text:list-item>
              <text:list-item>
                <text:p><text:span text:style-name="T27">See </text:span><text:span text:style-name="T27"><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11"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4">Let’s try to define the following partitioning layout</text:span></text:p>
                <text:list>
                  <text:list-item>
                    <text:p><text:span text:style-name="T24">10GiB </text:span><text:span text:style-name="T22">Btrfs</text:span><text:span text:style-name="T27"> filesystem partition for root (/)</text:span></text:p>
                  </text:list-item>
                  <text:list-item>
                    <text:p><text:span text:style-name="T27">512MiB for swap</text:span></text:p>
                  </text:list-item>
                  <text:list-item>
                    <text:p><text:span text:style-name="T27">The remaining space should be assigned to an </text:span><text:span text:style-name="T28">ext4</text:span><text:span text:style-name="T27"> filesystem to be used as </text:span><text:span text:style-name="T28">/home</text:span></text:p>
                  </text:list-item>
                </text:list>
              </text:list-item>
            </text:list>
          </draw:text-box>
        </draw:frame>
        <presentation:notes draw:style-name="dp2">
          <draw:page-thumbnail draw:style-name="gr1" draw:layer="layout" svg:width="0.001cm" svg:height="0.001cm" svg:x="0cm" svg:y="2.257cm" draw:page-number="26" presentation:class="page"/>
          <draw:frame presentation:style-name="pr9" draw:text-style-name="P11"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draw:frame presentation:style-name="pr14" draw:layer="layout" svg:width="25.199cm" svg:height="2.629cm" svg:x="1.4cm" svg:y="0.628cm" presentation:class="title">
          <draw:text-box>
            <text:p>Network Configuration</text:p>
          </draw:text-box>
        </draw:frame>
        <draw:frame presentation:style-name="pr15" draw:layer="layout" svg:width="25.199cm" svg:height="9.134cm" svg:x="1.376cm" svg:y="3.685cm" presentation:class="outline" presentation:user-transformed="true">
          <draw:text-box>
            <text:list text:style-name="L2">
              <text:list-item>
                <text:p>For fetching remote profiles, network configuration is needed</text:p>
                <text:p/>
              </text:list-item>
              <text:list-item>
                <text:p><text:span text:style-name="T26">By default, linuxrc network configuration is merged or copied at the end of the </text:span>1<text:span text:style-name="T23">st</text:span> stage (since Leap 42.3)</text:p>
              </text:list-item>
              <text:list-item>
                <text:p>The <text:span text:style-name="T22">&lt;networking&gt;</text:span> resource is used to store the whole network configuration</text:p>
              </text:list-item>
              <text:list-item>
                <text:p><text:span text:style-name="T27">See </text:span><text:span text:style-name="T27"><text:a xlink:href="https://susedoc.github.io/doc-sle/develop/opensuse-autoyast/html/configuration.html#CreateProfile.Network" xlink:type="simple">Network Configuration</text:a></text:span></text:p>
              </text:list-item>
            </text:list>
          </draw:text-box>
        </draw:frame>
        <draw:frame draw:style-name="gr4" draw:text-style-name="P13" draw:layer="layout" svg:width="26.028cm" svg:height="1.52cm" svg:x="0.917cm" svg:y="4.843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27" presentation:class="page"/>
          <draw:frame presentation:style-name="pr16" draw:text-style-name="P11"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draw:frame presentation:style-name="pr14" draw:layer="layout" svg:width="25.199cm" svg:height="2.629cm" svg:x="1.4cm" svg:y="0.628cm" presentation:class="title">
          <draw:text-box>
            <text:p>Exercise 5: Configuring the Network</text:p>
          </draw:text-box>
        </draw:frame>
        <draw:frame presentation:style-name="pr15" draw:layer="layout" svg:width="25.199cm" svg:height="9.134cm" svg:x="1.4cm" svg:y="3.685cm" presentation:class="outline" presentation:user-transformed="true">
          <draw:text-box>
            <text:list text:style-name="L2">
              <text:list-item>
                <text:p>Set your hostname</text:p>
              </text:list-item>
              <text:list-item>
                <text:p>Set your nameservers as ‘8.8.8.8’ and ‘8.8.4.4’</text:p>
              </text:list-item>
            </text:list>
          </draw:text-box>
        </draw:frame>
        <presentation:notes draw:style-name="dp2">
          <draw:page-thumbnail draw:style-name="gr1" draw:layer="layout" svg:width="0.001cm" svg:height="0.001cm" svg:x="0cm" svg:y="2.257cm" draw:page-number="28" presentation:class="page"/>
          <draw:frame presentation:style-name="pr16" draw:text-style-name="P4" draw:layer="layout" svg:width="16.799cm" svg:height="13.364cm" svg:x="2.1cm" svg:y="14.107cm" presentation:class="notes" presentation:placeholder="true">
            <draw:text-box/>
          </draw:frame>
        </presentation:notes>
      </draw:page>
      <draw:page draw:name="page29" draw:style-name="dp1" draw:master-page-name="Default_20_1_5f_" presentation:presentation-page-layout-name="AL2T1">
        <draw:frame presentation:style-name="pr14" draw:layer="layout" svg:width="25.199cm" svg:height="2.629cm" svg:x="1.4cm" svg:y="0.628cm" presentation:class="title">
          <draw:text-box>
            <text:p>Exercise 6: Opening the SSH service</text:p>
          </draw:text-box>
        </draw:frame>
        <draw:frame presentation:style-name="pr15"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list-item>
                  <text:list-item>
                    <text:p>Open the firewall</text:p>
                    <text:p/>
                  </text:list-item>
                </text:list>
              </text:list-item>
            </text:list>
          </draw:text-box>
        </draw:frame>
        <presentation:notes draw:style-name="dp2">
          <draw:page-thumbnail draw:style-name="gr1" draw:layer="layout" svg:width="0.001cm" svg:height="0.001cm" svg:x="0cm" svg:y="2.257cm" draw:page-number="29" presentation:class="page"/>
          <draw:frame presentation:style-name="pr16" draw:text-style-name="P4" draw:layer="layout" svg:width="16.799cm" svg:height="13.364cm" svg:x="2.1cm" svg:y="14.107cm" presentation:class="notes" presentation:placeholder="true">
            <draw:text-box/>
          </draw:frame>
        </presentation:notes>
      </draw:page>
      <draw:page draw:name="page30" draw:style-name="dp1" draw:master-page-name="Default_20_2" presentation:presentation-page-layout-name="AL2T1">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0" presentation:class="page"/>
          <draw:frame presentation:style-name="pr6" draw:text-style-name="P4"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1">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1" presentation:class="page"/>
          <draw:frame presentation:style-name="pr9" draw:text-style-name="P4"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1">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Username and password</text:p>
                  </text:list-item>
                  <text:list-item>
                    <text:p>Preferred desktop environment</text:p>
                  </text:list-item>
                </text:list>
              </text:list-item>
            </text:list>
          </draw:text-box>
        </draw:frame>
        <presentation:notes draw:style-name="dp2">
          <draw:page-thumbnail draw:style-name="gr1" draw:layer="layout" svg:width="0.001cm" svg:height="0.001cm" svg:x="0cm" svg:y="2.257cm" draw:page-number="32" presentation:class="page"/>
          <draw:frame presentation:style-name="pr9" draw:text-style-name="P11" draw:layer="layout" svg:width="16.799cm" svg:height="13.364cm" svg:x="2.1cm" svg:y="14.107cm" presentation:class="notes" presentation:placeholder="true">
            <draw:text-box/>
          </draw:frame>
        </presentation:notes>
      </draw:page>
      <draw:page draw:name="page33" draw:style-name="dp1" draw:master-page-name="Default_20_2" presentation:presentation-page-layout-name="AL2T1">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3" presentation:class="page"/>
          <draw:frame presentation:style-name="pr6" draw:text-style-name="P4"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1">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26">Scripts can be defined inline or downloaded</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34" presentation:class="page"/>
          <draw:frame presentation:style-name="pr9" draw:text-style-name="P4"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1">
        <draw:frame presentation:style-name="pr7" draw:layer="layout" svg:width="25.199cm" svg:height="2.629cm" svg:x="1.4cm" svg:y="0.628cm" presentation:class="title">
          <draw:text-box>
            <text:p>Error Reporting</text:p>
          </draw:text-box>
        </draw:frame>
        <draw:frame presentation:style-name="pr8" draw:layer="layout" svg:width="25.199cm" svg:height="9.134cm" svg:x="1.4cm" svg:y="3.685cm" presentation:class="outline">
          <draw:text-box>
            <text:list text:style-name="L2">
              <text:list-item>
                <text:p>AutoYaST is meant to be unattended</text:p>
              </text:list-item>
              <text:list-item>
                <text:p>But some problem may happen</text:p>
              </text:list-item>
              <text:list-item>
                <text:p>Reporting level can be controled</text:p>
              </text:list-item>
              <text:list-item>
                <text:p>See <text:a xlink:href="https://susedoc.github.io/doc-sle/develop/opensuse-autoyast/single-html/#CreateProfile.Reporting" xlink:type="simple">Reporting</text:a></text:p>
              </text:list-item>
            </text:list>
          </draw:text-box>
        </draw:frame>
        <presentation:notes draw:style-name="dp2">
          <draw:page-thumbnail draw:style-name="gr1" draw:layer="layout" svg:width="0.001cm" svg:height="0.001cm" svg:x="0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1">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3" draw:layer="layout" svg:width="26.028cm" svg:height="1.52cm" svg:x="1.014cm" svg:y="10.474cm">
          <draw:text-box>
            <text:p text:style-name="P10"><text:span text:style-name="T25">yast ayast_setup setup filename=/path/to/autoinst.xml</text:span></text:p>
          </draw:text-box>
        </draw:frame>
        <presentation:notes draw:style-name="dp2">
          <draw:page-thumbnail draw:style-name="gr1" draw:layer="layout" svg:width="0.001cm" svg:height="0.001cm" svg:x="0cm" svg:y="2.257cm" draw:page-number="36" presentation:class="page"/>
          <draw:frame presentation:style-name="pr9"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4">Part of the work can be delegated to a <text:span text:style-name="T22">Configuration Management System</text:span></text:p>
              </text:list-item>
              <text:list-item>
                <text:p text:style-name="P14">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37" presentation:class="page"/>
          <draw:frame presentation:style-name="pr9" draw:text-style-name="P4" draw:layer="layout" svg:width="16.799cm" svg:height="13.364cm" svg:x="2.1cm" svg:y="14.107cm" presentation:class="notes" presentation:placeholder="true">
            <draw:text-box/>
          </draw:frame>
        </presentation:notes>
      </draw:page>
      <draw:page draw:name="page38" draw:style-name="dp1" draw:master-page-name="Default_20_2" presentation:presentation-page-layout-name="AL2T1">
        <draw:frame presentation:style-name="pr17" draw:layer="layout" svg:width="19.21cm" svg:height="4.5cm" svg:x="1.4cm" svg:y="3.72cm" presentation:class="title">
          <draw:text-box>
            <text:p>Troubleshooting</text:p>
          </draw:text-box>
        </draw:frame>
        <draw:frame presentation:style-name="pr18"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8" presentation:class="page"/>
          <draw:frame presentation:style-name="pr19" draw:text-style-name="P11"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draw:frame presentation:style-name="pr7" draw:layer="layout" svg:width="25.199cm" svg:height="2.629cm" svg:x="1.4cm" svg:y="0.628cm" presentation:class="title" presentation:user-transformed="true">
          <draw:text-box>
            <text:p>Validate Your Profile</text:p>
          </draw:text-box>
        </draw:frame>
        <draw:frame presentation:style-name="pr13" draw:layer="layout" svg:width="25.199cm" svg:height="9.134cm" svg:x="1.4cm" svg:y="3.685cm" presentation:class="outline">
          <draw:text-box>
            <text:list text:style-name="L2">
              <text:list-item>
                <text:p><text:span text:style-name="T24">Install the </text:span><text:span text:style-name="T22">yast2-schema</text:span><text:span text:style-name="T24"> and </text:span><text:span text:style-name="T22">jing</text:span><text:span text:style-name="T24"> packages</text:span></text:p>
              </text:list-item>
              <text:list-item>
                <text:p><text:span text:style-name="T24">Run </text:span><text:span text:style-name="T22">jing</text:span><text:span text:style-name="T24"> against your profile</text:span></text:p>
              </text:list-item>
            </text:list>
            <text:p text:style-name="P10"><text:span text:style-name="T30"/></text:p>
            <text:p text:style-name="P5"><text:span text:style-name="T31">jing \ /usr/share/YaST2/schema/autoyast/rng/profile.rng \ /path/to/your/profile.xml</text:span></text:p>
          </draw:text-box>
        </draw:frame>
        <presentation:notes draw:style-name="dp2">
          <draw:page-thumbnail draw:style-name="gr1" draw:layer="layout" svg:width="0.001cm" svg:height="0.001cm" svg:x="0cm" svg:y="2.257cm" draw:page-number="39" presentation:class="page"/>
          <draw:frame presentation:style-name="pr9" draw:text-style-name="P11"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draw:frame presentation:style-name="pr7" draw:layer="layout" svg:width="25.199cm" svg:height="2.629cm" svg:x="1.4cm" svg:y="0.628cm" presentation:class="title" presentation:user-transformed="true">
          <draw:text-box>
            <text:p>Check Logs (optional)</text:p>
          </draw:text-box>
        </draw:frame>
        <draw:frame presentation:style-name="pr13" draw:layer="layout" svg:width="25.199cm" svg:height="9.134cm" svg:x="1.4cm" svg:y="3.685cm" presentation:class="outline">
          <draw:text-box>
            <text:list text:style-name="L2">
              <text:list-item>
                <text:p><text:span text:style-name="T24">Check YaST logs (/var/log/YaST2)</text:span></text:p>
              </text:list-item>
              <text:list-item>
                <text:p><text:span text:style-name="T24">Have a look at </text:span><text:span text:style-name="T22">/var/adm/autoinstall/</text:span></text:p>
                <text:list>
                  <text:list-item>
                    <text:p><text:span text:style-name="T24">/var/adm/autoinstall/cache/installedSystem.xml</text:span></text:p>
                  </text:list-item>
                  <text:list-item>
                    <text:p><text:span text:style-name="T24">Scripts logs are located there too</text:span></text:p>
                  </text:list-item>
                </text:list>
              </text:list-item>
            </text:list>
          </draw:text-box>
        </draw:frame>
        <presentation:notes draw:style-name="dp2">
          <draw:page-thumbnail draw:style-name="gr1" draw:layer="layout" svg:width="0.001cm" svg:height="0.001cm" svg:x="0cm" svg:y="2.257cm" draw:page-number="40" presentation:class="page"/>
          <draw:frame presentation:style-name="pr9" draw:text-style-name="P11"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1">
        <draw:frame presentation:style-name="pr7" draw:layer="layout" svg:width="25.199cm" svg:height="2.629cm" svg:x="1.4cm" svg:y="0.628cm" presentation:class="title" presentation:user-transformed="true">
          <draw:text-box>
            <text:p>Ask for Help</text:p>
          </draw:text-box>
        </draw:frame>
        <draw:frame presentation:style-name="pr13" draw:layer="layout" svg:width="25.199cm" svg:height="9.134cm" svg:x="1.4cm" svg:y="3.685cm" presentation:class="outline">
          <draw:text-box>
            <text:list text:style-name="L2">
              <text:list-item>
                <text:p text:style-name="P14"><text:span text:style-name="T24">Ask for help on the mailing lists, or the forums or IRC</text:span></text:p>
              </text:list-item>
              <text:list-item>
                <text:p><text:span text:style-name="T24">Open a bug report if you think it is an AutoYaST problem</text:span></text:p>
              </text:list-item>
              <text:list-item>
                <text:p><text:span text:style-name="T24">Please, attach logs (using </text:span><text:span text:style-name="T22">save_y2logs</text:span><text:span text:style-name="T24">)</text:span></text:p>
              </text:list-item>
            </text:list>
          </draw:text-box>
        </draw:frame>
        <presentation:notes draw:style-name="dp2">
          <draw:page-thumbnail draw:style-name="gr1" draw:layer="layout" svg:width="0.001cm" svg:height="0.001cm" svg:x="0cm" svg:y="2.257cm" draw:page-number="41" presentation:class="page"/>
          <draw:frame presentation:style-name="pr9" draw:text-style-name="P11" draw:layer="layout" svg:width="16.799cm" svg:height="13.364cm" svg:x="2.1cm" svg:y="14.107cm" presentation:class="notes" presentation:placeholder="true">
            <draw:text-box/>
          </draw:frame>
        </presentation:notes>
      </draw:page>
      <draw:page draw:name="page42" draw:style-name="dp1" draw:master-page-name="Default_20_2" presentation:presentation-page-layout-name="AL2T1">
        <draw:frame presentation:style-name="pr17" draw:layer="layout" svg:width="19.21cm" svg:height="4.5cm" svg:x="1.4cm" svg:y="3.72cm" presentation:class="title">
          <draw:text-box>
            <text:p>Thanks!</text:p>
          </draw:text-box>
        </draw:frame>
        <draw:frame presentation:style-name="pr18"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2" presentation:class="page"/>
          <draw:frame presentation:style-name="pr19" draw:text-style-name="P11"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 especially to Stefan Schubert</text:p>
              </text:list-item>
              <text:list-item>
                <text:p>The openSUSE Project!</text:p>
              </text:list-item>
            </text:list>
          </draw:text-box>
        </draw:frame>
        <presentation:notes draw:style-name="dp2">
          <draw:page-thumbnail draw:style-name="gr1" draw:layer="layout" svg:width="0.001cm" svg:height="0.001cm" svg:x="0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1">
        <draw:frame presentation:style-name="pr7" draw:layer="layout" svg:width="25.199cm" svg:height="2.629cm" svg:x="1.4cm" svg:y="0.628cm" presentation:class="title">
          <draw:text-box>
            <text:p>References</text:p>
          </draw:text-box>
        </draw:frame>
        <draw:frame presentation:style-name="pr8" draw:layer="layout" svg:width="25.199cm" svg:height="10.686cm" svg:x="1.4cm" svg:y="3.685cm" presentation:class="outline" presentation:user-transformed="true">
          <draw:text-box>
            <text:list text:style-name="L2">
              <text:list-item>
                <text:p>AutoYaST documentation for openSUSE</text:p>
                <text:p><text:a xlink:href="http://doc.opensuse.org/projects/autoyast/" xlink:type="simple">http://doc.opensuse.org/projects/autoyast/</text:a></text:p>
                <text:p/>
              </text:list-item>
            </text:list>
          </draw:text-box>
        </draw:frame>
        <presentation:notes draw:style-name="dp2">
          <draw:page-thumbnail draw:style-name="gr1" draw:layer="layout" svg:width="0.001cm" svg:height="0.001cm" svg:x="0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page45" draw:style-name="dp1" draw:master-page-name="Default_20_2" presentation:presentation-page-layout-name="AL2T1">
        <draw:frame presentation:style-name="pr17" draw:layer="layout" svg:width="19.21cm" svg:height="4.5cm" svg:x="1.4cm" svg:y="3.72cm" presentation:class="title">
          <draw:text-box>
            <text:p>Questions?</text:p>
          </draw:text-box>
        </draw:frame>
        <draw:frame presentation:style-name="pr18"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5" presentation:class="page"/>
          <draw:frame presentation:style-name="pr19" draw:text-style-name="P4" draw:layer="layout" svg:width="16.799cm" svg:height="13.364cm" svg:x="2.1cm" svg:y="14.107cm" presentation:class="notes" presentation:placeholder="true">
            <draw:text-box/>
          </draw:frame>
        </presentation:notes>
      </draw:page>
      <draw:page draw:name="page46" draw:style-name="dp1" draw:master-page-name="Default_20_3" presentation:presentation-page-layout-name="AL2T1">
        <presentation:notes draw:style-name="dp2">
          <draw:page-thumbnail draw:style-name="gr1" draw:layer="layout" svg:width="19.798cm" svg:height="11.136cm" svg:x="0.6cm" svg:y="2.257cm" draw:page-number="46" presentation:class="page"/>
          <draw:frame presentation:style-name="pr20" draw:text-style-name="P4" draw:layer="layout" svg:width="16.799cm" svg:height="13.364cm" svg:x="2.1cm" svg:y="14.107cm" presentation:class="notes" presentation:placeholder="true">
            <draw:text-box/>
          </draw:frame>
        </presentation:notes>
      </draw:page>
      <draw:page draw:name="page47" draw:style-name="dp1" draw:master-page-name="Default_20_4" presentation:presentation-page-layout-name="AL2T1">
        <presentation:notes draw:style-name="dp2">
          <draw:page-thumbnail draw:style-name="gr1" draw:layer="layout" svg:width="19.798cm" svg:height="11.136cm" svg:x="0.6cm" svg:y="2.257cm" draw:page-number="47" presentation:class="page"/>
          <draw:frame presentation:style-name="pr2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ource_20_code_5f_1" style:display-name="Source code_1" style:family="graphic" style:parent-style-name="Default_5f_1">
      <style:graphic-properties draw:stroke="none" draw:stroke-dash="Dashed_20__28_var_29__20_4" draw:fill="none" draw:fill-color="#ffffff" draw:fill-gradient-name="Gradient_20_2" draw:fill-hatch-name="Hatching_20_1" draw:fill-image-name="Bitmap_20_1" fo:min-height="11.604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5T07:22:20.293114209</dc:date>
    <meta:editing-duration>P5DT13H42S</meta:editing-duration>
    <meta:editing-cycles>95</meta:editing-cycles>
    <meta:generator>LibreOffice/6.0.4.2$Linux_X86_64 LibreOffice_project/00m0$Build-2</meta:generator>
    <meta:document-statistic meta:object-count="292"/>
  </office:meta>
</office:document-meta>
</file>